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961c" officeooo:paragraph-rsid="0005961c"/>
    </style:style>
    <style:style style:name="P2" style:family="paragraph" style:parent-style-name="Text_20_body">
      <style:text-properties officeooo:rsid="00076acd" officeooo:paragraph-rsid="00076acd"/>
    </style:style>
    <style:style style:name="T1" style:family="text">
      <style:text-properties officeooo:rsid="0007f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itecture de déploiement</text:h>
      <text:p text:style-name="Text_20_body"/>
      <text:h text:style-name="Heading_20_1" text:outline-level="1">Environnement de développement.</text:h>
      <text:p text:style-name="P1">Hardware overview:</text:p>
      <text:p text:style-name="P1"><text:tab/>Host: TUXEDO Book BA1510 Standard</text:p>
      <text:p text:style-name="P1"><text:tab/>CPU: AMD Ryzen 5 3500U @ 2.100GHz</text:p>
      <text:p text:style-name="P1"><text:tab/>GPU: AMD Radeon Vega Mobile Series</text:p>
      <text:p text:style-name="P1"><text:tab/>Memory: 16GB</text:p>
      <text:p text:style-name="P1"/>
      <text:p text:style-name="P1">Software overview:</text:p>
      <text:p text:style-name="P1"><text:tab/>OS: Artix Linux x86_64</text:p>
      <text:p text:style-name="P1"><text:tab/>Kernel: 5.17.4-artix1-1</text:p>
      <text:p text:style-name="P1"/>
      <text:p text:style-name="P2">IDE:</text:p>
      <text:p text:style-name="P2"><text:tab/><text:span text:style-name="T1">Editor: </text:span>Sublime Text Build 4126</text:p>
      <text:p text:style-name="P2"><text:tab/><text:span text:style-name="T1">Plugins: Package control</text:span></text:p>
      <text:p text:style-name="P2"><text:tab/><text:tab/><text:span text:style-name="T1">AutoPEP8</text:span></text:p>
      <text:p text:style-name="P2"><text:tab/><text:tab/>Djaneiro</text:p>
      <text:p text:style-name="P2"><text:tab/><text:tab/><text:span text:style-name="T1">Jinja2</text:span></text:p>
      <text:p text:style-name="P2"><text:tab/><text:tab/>Flask Completions</text:p>
      <text:h text:style-name="Heading_20_1" text:outline-level="1">Source control</text:h>
      <text:p text:style-name="P1">GitHub</text:p>
      <text:p text:style-name="P1"/>
      <text:h text:style-name="Heading_20_1" text:outline-level="1">Environnement d’intégration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 Mono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 Mono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Mono" fo:font-family="'DejaVu Sans Mono'" style:font-family-generic="modern" style:font-pitch="fixed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1:37:15.315978942</meta:creation-date>
    <dc:date>2022-05-02T12:13:34.539227099</dc:date>
    <meta:editing-duration>PT14M48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20" meta:word-count="55" meta:character-count="412" meta:non-whitespace-character-count="361"/>
  </office:meta>
</office:document-meta>
</file>